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5.9291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472in"/>
    </style:style>
    <style:style style:name="co5" style:family="table-column">
      <style:table-column-properties fo:break-before="auto" style:column-width="2.3319in"/>
    </style:style>
    <style:style style:name="co7" style:family="table-column">
      <style:table-column-properties fo:break-before="auto" style:column-width="1.8492in"/>
    </style:style>
    <style:style style:name="co8" style:family="table-column">
      <style:table-column-properties fo:break-before="auto" style:column-width="2.2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ext-properties fo:color="#c9211e"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13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ext-properties fo:color="#c9211e"/>
    </style:style>
    <style:style style:name="ce9" style:family="table-cell" style:parent-style-name="Default">
      <style:text-properties fo:color="#c9211e" fo:font-weight="bold" style:font-weight-asian="bold" style:font-weight-complex="bold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000000"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b elav, tub Gal80 ts</text:p>
          </table:table-cell>
          <table:table-cell office:value-type="string" calcext:value-type="string">
            <text:p>Day 30 LD normal food</text:p>
          </table:table-cell>
          <table:table-cell office:value-type="string" calcext:value-type="string">
            <text:p>30 LD anti ox food</text:p>
          </table:table-cell>
          <table:table-cell/>
        </table:table-row>
        <table:table-row table:style-name="ro1">
          <table:table-cell office:value-type="string" calcext:value-type="string">
            <text:p>geno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42-RNAi <text:s text:c="20"/></text:p>
          </table:table-cell>
          <table:table-cell office:value-type="string" calcext:value-type="string">
            <text:p>y, n= 9</text:p>
          </table:table-cell>
          <table:table-cell office:value-type="string" calcext:value-type="string">
            <text:p>y, n= 8</text:p>
          </table:table-cell>
          <table:table-cell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string" calcext:value-type="string">
            <text:p>y, n= <text:s/>9</text:p>
          </table:table-cell>
          <table:table-cell office:value-type="string" calcext:value-type="string">
            <text:p>y, n= 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l-3 RNAi <text:s text:c="23"/></text:p>
          </table:table-cell>
          <table:table-cell office:value-type="string" calcext:value-type="string">
            <text:p>y, n= 8</text:p>
          </table:table-cell>
          <table:table-cell office:value-type="string" calcext:value-type="string">
            <text:p>y, n= 9</text:p>
          </table:table-cell>
          <table:table-cell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string" calcext:value-type="string">
            <text:p>y, n= <text:s/>5</text:p>
          </table:table-cell>
          <table:table-cell office:value-type="string" calcext:value-type="string">
            <text:p>y, n= 3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y, n= <text:s/>3</text:p>
          </table:table-cell>
          <table:table-cell table:style-name="ce9" office:value-type="string" calcext:value-type="string">
            <text:p>y, n= 4</text:p>
          </table:table-cell>
          <table:table-cell/>
        </table:table-row>
        <table:table-row table:style-name="ro1">
          <table:table-cell office:value-type="string" calcext:value-type="string">
            <text:p>G6Pdh-TRIP <text:s text:c="12"/></text:p>
          </table:table-cell>
          <table:table-cell table:number-columns-repeated="2" office:value-type="string" calcext:value-type="string">
            <text:p>y, n= 10</text:p>
          </table:table-cell>
          <table:table-cell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string" calcext:value-type="string">
            <text:p>y, n= 6</text:p>
          </table:table-cell>
          <table:table-cell office:value-type="string" calcext:value-type="string">
            <text:p>y, n= 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6-Pgd-TRIP <text:s text:c="18"/></text:p>
          </table:table-cell>
          <table:table-cell office:value-type="string" calcext:value-type="string">
            <text:p>y, n= 6</text:p>
          </table:table-cell>
          <table:table-cell office:value-type="string" calcext:value-type="string">
            <text:p>y, n= 7</text:p>
          </table:table-cell>
          <table:table-cell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string" calcext:value-type="string">
            <text:p>y, n= 3</text:p>
          </table:table-cell>
          <table:table-cell table:style-name="ce6" office:value-type="string" calcext:value-type="string">
            <text:p>y, n=5, repeate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y, n= <text:s/>4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db repo, tub Gal80 ts</text:p>
          </table:table-cell>
          <table:table-cell office:value-type="string" calcext:value-type="string">
            <text:p>Day 30 LD normal food</text:p>
          </table:table-cell>
          <table:table-cell office:value-type="string" calcext:value-type="string">
            <text:p>30 LD anti ox food</text:p>
          </table:table-cell>
          <table:table-cell/>
        </table:table-row>
        <table:table-row table:style-name="ro1">
          <table:table-cell office:value-type="string" calcext:value-type="string">
            <text:p>geno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42-RNAi <text:s text:c="20"/></text:p>
          </table:table-cell>
          <table:table-cell office:value-type="string" calcext:value-type="string">
            <text:p>y, n= 11</text:p>
          </table:table-cell>
          <table:table-cell office:value-type="string" calcext:value-type="string">
            <text:p>y, n= 6</text:p>
          </table:table-cell>
          <table:table-cell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string" calcext:value-type="string">
            <text:p>y, n= <text:s/>7</text:p>
          </table:table-cell>
          <table:table-cell office:value-type="string" calcext:value-type="string">
            <text:p>y, n= 1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kl-3 RNAi <text:s text:c="23"/></text:p>
          </table:table-cell>
          <table:table-cell table:style-name="ce6" office:value-type="string" calcext:value-type="string">
            <text:p>y, n= 4</text:p>
          </table:table-cell>
          <table:table-cell office:value-type="string" calcext:value-type="string">
            <text:p>y, n= 10</text:p>
          </table:table-cell>
          <table:table-cell/>
        </table:table-row>
        <table:table-row table:style-name="ro1">
          <table:table-cell office:value-type="string" calcext:value-type="string">
            <text:p><text:s text:c="38"/></text:p>
          </table:table-cell>
          <table:table-cell table:style-name="ce6" office:value-type="string" calcext:value-type="string">
            <text:p>y, n= 3</text:p>
          </table:table-cell>
          <table:table-cell office:value-type="string" calcext:value-type="string">
            <text:p>y, n= 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y, n=4</text:p>
          </table:table-cell>
          <table:table-cell table:style-name="ce9" office:value-type="string" calcext:value-type="string">
            <text:p>y, n= 4</text:p>
          </table:table-cell>
          <table:table-cell/>
        </table:table-row>
        <table:table-row table:style-name="ro1">
          <table:table-cell office:value-type="string" calcext:value-type="string">
            <text:p>G6Pdh-TRIP <text:s text:c="12"/></text:p>
          </table:table-cell>
          <table:table-cell office:value-type="string" calcext:value-type="string">
            <text:p>y, n= 9</text:p>
          </table:table-cell>
          <table:table-cell office:value-type="string" calcext:value-type="string">
            <text:p>y, n= 11</text:p>
          </table:table-cell>
          <table:table-cell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string" calcext:value-type="string">
            <text:p>y, n= <text:s/>8 ish</text:p>
          </table:table-cell>
          <table:table-cell office:value-type="string" calcext:value-type="string">
            <text:p>y, n= 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6-Pgd-TRIP <text:s text:c="18"/></text:p>
          </table:table-cell>
          <table:table-cell office:value-type="string" calcext:value-type="string">
            <text:p>y, n= 10</text:p>
          </table:table-cell>
          <table:table-cell table:style-name="ce6" office:value-type="string" calcext:value-type="string">
            <text:p>y, n=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, n= 8</text:p>
          </table:table-cell>
          <table:table-cell table:style-name="ce6" office:value-type="string" calcext:value-type="string">
            <text:p>y, n= 3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y, n= 2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x-special/nautilus-clipboard</text:p>
          </table:table-cell>
        </table:table-row>
        <table:table-row table:style-name="ro1">
          <table:table-cell table:number-columns-repeated="2" office:value-type="string" calcext:value-type="string">
            <text:p>copy</text:p>
          </table:table-cell>
        </table:table-row>
        <table:table-row table:style-name="ro1">
          <table:table-cell office:value-type="string" calcext:value-type="string">
            <text:p>2021_07_15_elav,tubGal80ts_ND42_day30_LD_AO%20food_set1.lif</text:p>
          </table:table-cell>
          <table:table-cell office:value-type="string" calcext:value-type="string">
            <text:p>1.lif</text:p>
          </table:table-cell>
        </table:table-row>
        <table:table-row table:style-name="ro1">
          <table:table-cell office:value-type="string" calcext:value-type="string">
            <text:p>2021_07_15_elav,tubGal80ts_ND42_day30_LD_normal%20food_set1.lif</text:p>
          </table:table-cell>
          <table:table-cell office:value-type="string" calcext:value-type="string">
            <text:p>2.lif</text:p>
          </table:table-cell>
        </table:table-row>
        <table:table-row table:style-name="ro1">
          <table:table-cell office:value-type="string" calcext:value-type="string">
            <text:p>2021_07_15_repo,tubGal80ts_ND42_day30_LD_AO%20food_set1.lif</text:p>
          </table:table-cell>
          <table:table-cell office:value-type="string" calcext:value-type="string">
            <text:p>3.lif</text:p>
          </table:table-cell>
        </table:table-row>
        <table:table-row table:style-name="ro1">
          <table:table-cell office:value-type="string" calcext:value-type="string">
            <text:p>2021_07_15_repo,tubGal80ts_ND42_day30_LD_normal%20food_set1.lif</text:p>
          </table:table-cell>
          <table:table-cell office:value-type="string" calcext:value-type="string">
            <text:p>4.lif</text:p>
          </table:table-cell>
        </table:table-row>
        <table:table-row table:style-name="ro1">
          <table:table-cell office:value-type="string" calcext:value-type="string">
            <text:p>2021_07_28_elav,tubGal80ts_G6Pdh_TRIP_day30_LD_anti%20ox%20food_set1.lif</text:p>
          </table:table-cell>
          <table:table-cell office:value-type="string" calcext:value-type="string">
            <text:p>5.lif</text:p>
          </table:table-cell>
        </table:table-row>
        <table:table-row table:style-name="ro1">
          <table:table-cell office:value-type="string" calcext:value-type="string">
            <text:p>2021_07_28_elav,tubGal80ts_G6Pdh_TRIP_day30_LD_normal%20food_set1.lif</text:p>
          </table:table-cell>
          <table:table-cell office:value-type="string" calcext:value-type="string">
            <text:p>6.lif</text:p>
          </table:table-cell>
        </table:table-row>
        <table:table-row table:style-name="ro1">
          <table:table-cell office:value-type="string" calcext:value-type="string">
            <text:p>2021_07_28_elav,tubGal80ts_kl-3_day30_LD_anti%20ox%20food_set1.lif</text:p>
          </table:table-cell>
          <table:table-cell office:value-type="string" calcext:value-type="string">
            <text:p>7.lif</text:p>
          </table:table-cell>
        </table:table-row>
        <table:table-row table:style-name="ro1">
          <table:table-cell office:value-type="string" calcext:value-type="string">
            <text:p>2021_07_28_elav,tubGal80ts_kl-3_day30_LD_normal%20food_set1.lif</text:p>
          </table:table-cell>
          <table:table-cell office:value-type="string" calcext:value-type="string">
            <text:p>8.lif</text:p>
          </table:table-cell>
        </table:table-row>
        <table:table-row table:style-name="ro1">
          <table:table-cell office:value-type="string" calcext:value-type="string">
            <text:p>2021_07_28_repo,tubGal80ts__kl-3_day30_LD_anti%20ox%20food_set1.lif</text:p>
          </table:table-cell>
          <table:table-cell office:value-type="string" calcext:value-type="string">
            <text:p>9.lif</text:p>
          </table:table-cell>
        </table:table-row>
        <table:table-row table:style-name="ro1">
          <table:table-cell office:value-type="string" calcext:value-type="string">
            <text:p>2021_07_28_repo,tubGal80ts__kl-3_day30_LD_normal%20food_set1.lif</text:p>
          </table:table-cell>
          <table:table-cell office:value-type="string" calcext:value-type="string">
            <text:p>10.lif</text:p>
          </table:table-cell>
        </table:table-row>
        <table:table-row table:style-name="ro1">
          <table:table-cell office:value-type="string" calcext:value-type="string">
            <text:p>2021_08_05_elav,tubGal80ts_Pgd_TRIP_day30LD_anti%20ox%20food_set1.lif</text:p>
          </table:table-cell>
          <table:table-cell office:value-type="string" calcext:value-type="string">
            <text:p>11.lif</text:p>
          </table:table-cell>
        </table:table-row>
        <table:table-row table:style-name="ro1">
          <table:table-cell office:value-type="string" calcext:value-type="string">
            <text:p>2021_08_05_elav,tubGal80ts_Pgd_TRIP_day30LD_normal%20food_set1.lif</text:p>
          </table:table-cell>
          <table:table-cell office:value-type="string" calcext:value-type="string">
            <text:p>12.lif</text:p>
          </table:table-cell>
        </table:table-row>
        <table:table-row table:style-name="ro1">
          <table:table-cell office:value-type="string" calcext:value-type="string">
            <text:p>2021_08_05_repo,tubGal80ts_G6Pdh_TRIP_day30_LD_anti%20ox%20food_set1.lif</text:p>
          </table:table-cell>
          <table:table-cell office:value-type="string" calcext:value-type="string">
            <text:p>13.lif</text:p>
          </table:table-cell>
        </table:table-row>
        <table:table-row table:style-name="ro1">
          <table:table-cell office:value-type="string" calcext:value-type="string">
            <text:p>2021_08_05_repo,tubGal80ts_G6Pdh_TRIP_day30_LD_normal%20food_set1.lif</text:p>
          </table:table-cell>
          <table:table-cell office:value-type="string" calcext:value-type="string">
            <text:p>14.lif</text:p>
          </table:table-cell>
        </table:table-row>
        <table:table-row table:style-name="ro1">
          <table:table-cell office:value-type="string" calcext:value-type="string">
            <text:p>2021_08_05_repo,tubGal80ts_Pgd_TRIP_day30_LD_anti%20ox%20food_set1.lif</text:p>
          </table:table-cell>
          <table:table-cell office:value-type="string" calcext:value-type="string">
            <text:p>15.lif</text:p>
          </table:table-cell>
        </table:table-row>
        <table:table-row table:style-name="ro1">
          <table:table-cell office:value-type="string" calcext:value-type="string">
            <text:p>2021_08_05_repo,tubGal80ts_Pgd_TRIP_day30_LD_normal%20food_set1.lif</text:p>
          </table:table-cell>
          <table:table-cell office:value-type="string" calcext:value-type="string">
            <text:p>16.lif</text:p>
          </table:table-cell>
        </table:table-row>
        <table:table-row table:style-name="ro1">
          <table:table-cell office:value-type="string" calcext:value-type="string">
            <text:p>2021_08_10_elav,tubGal80ts_G6Pdh_TRIP_day30LD_anti%20ox%20food%20set2.lif</text:p>
          </table:table-cell>
          <table:table-cell office:value-type="string" calcext:value-type="string">
            <text:p>17.lif</text:p>
          </table:table-cell>
        </table:table-row>
        <table:table-row table:style-name="ro1">
          <table:table-cell office:value-type="string" calcext:value-type="string">
            <text:p>2021_08_10_elav,tubGal80ts_kl-3_day30LD_anti%20ox%20food%20set2.lif</text:p>
          </table:table-cell>
          <table:table-cell office:value-type="string" calcext:value-type="string">
            <text:p>18.lif</text:p>
          </table:table-cell>
        </table:table-row>
        <table:table-row table:style-name="ro1">
          <table:table-cell office:value-type="string" calcext:value-type="string">
            <text:p>2021_08_10_elav,tubGal80ts_Pgd_TRIP_day30LD_normal%20food%20set2.lif</text:p>
          </table:table-cell>
          <table:table-cell office:value-type="string" calcext:value-type="string">
            <text:p>19.lif</text:p>
          </table:table-cell>
        </table:table-row>
        <table:table-row table:style-name="ro1">
          <table:table-cell office:value-type="string" calcext:value-type="string">
            <text:p>2021_08_10_repo,tubGal80ts_G6Pdh_TRIP_day30LD_anti%20ox%20food%20set2.lif</text:p>
          </table:table-cell>
          <table:table-cell office:value-type="string" calcext:value-type="string">
            <text:p>20.lif</text:p>
          </table:table-cell>
        </table:table-row>
        <table:table-row table:style-name="ro1">
          <table:table-cell office:value-type="string" calcext:value-type="string">
            <text:p>2021_08_10_repo,tubGal80ts_kl-3_day30LD_anti%20ox%20food%20set2.lif</text:p>
          </table:table-cell>
          <table:table-cell office:value-type="string" calcext:value-type="string">
            <text:p>21.lif</text:p>
          </table:table-cell>
        </table:table-row>
        <table:table-row table:style-name="ro1">
          <table:table-cell office:value-type="string" calcext:value-type="string">
            <text:p>2021_08_10_repo,tubGal80ts_Pgd_TRIP_day30LD_anti%20ox%20food%20set2.lif</text:p>
          </table:table-cell>
          <table:table-cell office:value-type="string" calcext:value-type="string">
            <text:p>22.lif</text:p>
          </table:table-cell>
        </table:table-row>
        <table:table-row table:style-name="ro1">
          <table:table-cell office:value-type="string" calcext:value-type="string">
            <text:p>2021_08_11_elav,tubGal80ts_ND42_day30_LD_anti%20ox%20food_set2.lif</text:p>
          </table:table-cell>
          <table:table-cell office:value-type="string" calcext:value-type="string">
            <text:p>23.lif</text:p>
          </table:table-cell>
        </table:table-row>
        <table:table-row table:style-name="ro1">
          <table:table-cell office:value-type="string" calcext:value-type="string">
            <text:p><text:span text:style-name="T2">2021_08_11_elav,tubGal80ts_Pgd_TRIP_day30_LD_anti%20ox%20food%20</text:span>_set2.lif</text:p>
          </table:table-cell>
          <table:table-cell office:value-type="string" calcext:value-type="string">
            <text:p>24.lif</text:p>
          </table:table-cell>
        </table:table-row>
        <table:table-row table:style-name="ro1">
          <table:table-cell office:value-type="string" calcext:value-type="string">
            <text:p>2021_08_11_repo,tubGal80ts_ND42_day30_LD_anti%20ox%20food_set2.lif</text:p>
          </table:table-cell>
          <table:table-cell office:value-type="string" calcext:value-type="string">
            <text:p>25.lif</text:p>
          </table:table-cell>
        </table:table-row>
        <table:table-row table:style-name="ro1">
          <table:table-cell office:value-type="string" calcext:value-type="string">
            <text:p>2021_08_11_repo,tubGal80ts_Pgd_TRIP_day30_LD_normal%20food_set2.lif</text:p>
          </table:table-cell>
          <table:table-cell office:value-type="string" calcext:value-type="string">
            <text:p>26.lif</text:p>
          </table:table-cell>
        </table:table-row>
        <table:table-row table:style-name="ro1">
          <table:table-cell office:value-type="string" calcext:value-type="string">
            <text:p>2021_08_12_elav,tubGal80ts_G6Pdh-TRIP_day30LD_normal%20food_set2.lif</text:p>
          </table:table-cell>
          <table:table-cell office:value-type="string" calcext:value-type="string">
            <text:p>27.lif</text:p>
          </table:table-cell>
        </table:table-row>
        <table:table-row table:style-name="ro1">
          <table:table-cell office:value-type="string" calcext:value-type="string">
            <text:p>2021_08_12_repo,tubGal80ts_G6Pdh-TRIP_day30LD_normal%20food_set2.lif</text:p>
          </table:table-cell>
          <table:table-cell office:value-type="string" calcext:value-type="string">
            <text:p>28.lif</text:p>
          </table:table-cell>
        </table:table-row>
        <table:table-row table:style-name="ro1">
          <table:table-cell office:value-type="string" calcext:value-type="string">
            <text:p>2021_08_13_elav,tubGal80ts_kl-3_day30_LD_normal%20food%20set2.lif</text:p>
          </table:table-cell>
          <table:table-cell office:value-type="string" calcext:value-type="string">
            <text:p>29.lif</text:p>
          </table:table-cell>
        </table:table-row>
        <table:table-row table:style-name="ro1">
          <table:table-cell office:value-type="string" calcext:value-type="string">
            <text:p>2021_08_13_elav,tubGal80ts_ND42_day30_LD_normal%20food%20set2.lif</text:p>
          </table:table-cell>
          <table:table-cell office:value-type="string" calcext:value-type="string">
            <text:p>30.lif</text:p>
          </table:table-cell>
        </table:table-row>
        <table:table-row table:style-name="ro1">
          <table:table-cell office:value-type="string" calcext:value-type="string">
            <text:p>2021_08_13_repo,tubGal80ts_kl-3_day30_LD_normal%20food%20set2.lif</text:p>
          </table:table-cell>
          <table:table-cell office:value-type="string" calcext:value-type="string">
            <text:p>31.lif</text:p>
          </table:table-cell>
        </table:table-row>
        <table:table-row table:style-name="ro1">
          <table:table-cell office:value-type="string" calcext:value-type="string">
            <text:p>2021_08_13_repo,tubGal80ts_ND42_day30_LD_normal%20food%20set2.lif</text:p>
          </table:table-cell>
          <table:table-cell office:value-type="string" calcext:value-type="string">
            <text:p>32.lif</text:p>
          </table:table-cell>
        </table:table-row>
        <table:table-row table:style-name="ro1">
          <table:table-cell office:value-type="string" calcext:value-type="string">
            <text:p>2021_08_20_elav,tubGal80ts_kl-3_day30LD_anti%20ox%20food_set3.lif</text:p>
          </table:table-cell>
          <table:table-cell office:value-type="string" calcext:value-type="string">
            <text:p>33.lif</text:p>
          </table:table-cell>
        </table:table-row>
        <table:table-row table:style-name="ro1">
          <table:table-cell office:value-type="string" calcext:value-type="string">
            <text:p>2021_08_20_elav,tubGal80ts_kl-3_day30LD_normalfood_set3.lif</text:p>
          </table:table-cell>
          <table:table-cell office:value-type="string" calcext:value-type="string">
            <text:p>34.lif</text:p>
          </table:table-cell>
        </table:table-row>
        <table:table-row table:style-name="ro1">
          <table:table-cell office:value-type="string" calcext:value-type="string">
            <text:p>2021_08_20_elav,tubGal80ts_Pgd_TRIP_day30LD_normal%20food_set3.lif</text:p>
          </table:table-cell>
          <table:table-cell office:value-type="string" calcext:value-type="string">
            <text:p>35.lif</text:p>
          </table:table-cell>
        </table:table-row>
        <table:table-row table:style-name="ro1">
          <table:table-cell office:value-type="string" calcext:value-type="string">
            <text:p>2021_08_20_repo,tubGal80ts_kl-3_day30LD_anti%20ox%20food_set3.lif</text:p>
          </table:table-cell>
          <table:table-cell office:value-type="string" calcext:value-type="string">
            <text:p>36.lif</text:p>
          </table:table-cell>
        </table:table-row>
        <table:table-row table:style-name="ro1">
          <table:table-cell office:value-type="string" calcext:value-type="string">
            <text:p>2021_08_20_repo,tubGal80ts_kl-3_day30LD_normal%20food_set3.lif</text:p>
          </table:table-cell>
          <table:table-cell office:value-type="string" calcext:value-type="string">
            <text:p>37.lif</text:p>
          </table:table-cell>
        </table:table-row>
        <table:table-row table:style-name="ro1">
          <table:table-cell office:value-type="string" calcext:value-type="string">
            <text:p>2021_08_20_repo,tubGal80ts_Pgd_TRIP_day30LD_anti%20ox%20food_set3.lif</text:p>
          </table:table-cell>
          <table:table-cell office:value-type="string" calcext:value-type="string">
            <text:p>38.lif</text:p>
          </table:table-cell>
        </table:table-row>
      </table:table>
      <table:table table:name="Sheet3" table:style-name="ta1">
        <table:table-column table:style-name="co2" table:number-columns-repeated="15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cl. qualit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xcl. qualit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xcl. qualit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cl. quality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cl. qualit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xcl. quality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l. quality</text:p>
          </table:table-cell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xcl. quality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cl. quality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cl. quality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cl. quality</text:p>
          </table:table-cell>
          <table:table-cell table:number-columns-repeated="12"/>
        </table:table-row>
      </table:table>
      <table:table table:name="Sheet5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table:style-name="ce12" office:value-type="string" calcext:value-type="string">
            <text:p>Elav ND42 30 LD normal </text:p>
          </table:table-cell>
          <table:table-cell table:style-name="ce12" office:value-type="string" calcext:value-type="string">
            <text:p>Elav ND42 30 LD AO</text:p>
          </table:table-cell>
          <table:table-cell table:style-name="ce12" office:value-type="string" calcext:value-type="string">
            <text:p>Repo ND42 30 LD normal </text:p>
          </table:table-cell>
          <table:table-cell table:style-name="ce12" office:value-type="string" calcext:value-type="string">
            <text:p>Repo ND42 30 LD AO</text:p>
          </table:table-cell>
          <table:table-cell table:style-name="ce12" office:value-type="string" calcext:value-type="string">
            <text:p>Elav kl3 30 LD normal </text:p>
          </table:table-cell>
          <table:table-cell table:style-name="ce12" office:value-type="string" calcext:value-type="string">
            <text:p>Elav kl3 30 LD AO</text:p>
          </table:table-cell>
          <table:table-cell table:style-name="ce12" office:value-type="string" calcext:value-type="string">
            <text:p>Repo kl3 30 LD normal </text:p>
          </table:table-cell>
          <table:table-cell table:style-name="ce12" office:value-type="string" calcext:value-type="string">
            <text:p>repo <text:s/>kl3 30 LD AO</text:p>
          </table:table-cell>
          <table:table-cell table:style-name="ce12" office:value-type="string" calcext:value-type="string">
            <text:p>elav G6TRIP 30 normal</text:p>
          </table:table-cell>
          <table:table-cell table:style-name="ce12" office:value-type="string" calcext:value-type="string">
            <text:p>elav G6TRIP 30 AO</text:p>
          </table:table-cell>
          <table:table-cell table:style-name="ce12" office:value-type="string" calcext:value-type="string">
            <text:p>repo <text:s/>G6TRIP 30 normal</text:p>
          </table:table-cell>
          <table:table-cell table:style-name="ce12" office:value-type="string" calcext:value-type="string">
            <text:p>repo <text:s/>G6TRIP 30 AO</text:p>
          </table:table-cell>
          <table:table-cell table:style-name="ce12" office:value-type="string" calcext:value-type="string">
            <text:p>elav PgdTRIP 30 normal</text:p>
          </table:table-cell>
          <table:table-cell table:style-name="ce12" office:value-type="string" calcext:value-type="string">
            <text:p>elav Pgd TRIP 30 AO</text:p>
          </table:table-cell>
          <table:table-cell table:style-name="ce12" office:value-type="string" calcext:value-type="string">
            <text:p>repo PgdTRIP 30 normal</text:p>
          </table:table-cell>
          <table:table-cell table:style-name="ce12" office:value-type="string" calcext:value-type="string">
            <text:p>repo Pgd TRIP 30 AO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14"/>
        </table:table-row>
      </table:table>
      <table:table table:name="summary1" table:style-name="ta1">
        <table:shapes>
          <draw:frame draw:z-index="0" draw:style-name="gr1" draw:text-style-name="P1" svg:width="6.3035in" svg:height="3.5457in" svg:x="6.8799in" svg:y="2.4988in">
            <draw:object draw:notify-on-update-of-ranges="summary1.F1:summary1.F1 summary1.F2:summary1.F5 summary1.F6:summary1.F9 summary1.F6:summary1.F9 summary1.G1:summary1.G1 summary1.G2:summary1.G5 summary1.G6:summary1.G9 summary1.G6:summary1.G9 summary1.I1:summary1.I1 summary1.I2:summary1.I5 summary1.I6:summary1.I9 summary1.I6:summary1.I9 summary1.J1:summary1.J1 summary1.J2:summary1.J5 summary1.J6:summary1.J9 summary1.J6:summary1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37in" svg:x="6.9449in" svg:y="6.3287in">
            <draw:object draw:notify-on-update-of-ranges="'anova elav 30 AO'.F1:'anova elav 30 AO'.F1 'anova elav 30 AO'.F3:'anova elav 30 AO'.F5 'anova elav 30 AO'.F7:'anova elav 30 AO'.F9 'anova elav 30 AO'.F7:'anova elav 30 AO'.F9 'anova elav 30 AO'.G1:'anova elav 30 AO'.G1 'anova elav 30 AO'.G3:'anova elav 30 AO'.G5 'anova elav 30 AO'.G7:'anova elav 30 AO'.G9 'anova elav 30 AO'.G7:'anova elav 30 AO'.G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12"/>
        <table:table-column table:style-name="co2" table:default-cell-style-name="ce12"/>
        <table:table-column table:style-name="co7" table:number-columns-repeated="3" table:default-cell-style-name="ce12"/>
        <table:table-column table:style-name="co8" table:default-cell-style-name="ce12"/>
        <table:table-column table:style-name="co7" table:number-columns-repeated="2" table:default-cell-style-name="ce12"/>
        <table:table-column table:style-name="co2" table:number-columns-repeated="1012" table:default-cell-style-name="ce12"/>
        <table:table-row table:style-name="ro1">
          <table:table-cell office:value-type="string" calcext:value-type="string">
            <text:p>db elav, tub Gal80 ts</text:p>
          </table:table-cell>
          <table:table-cell office:value-type="string" calcext:value-type="string">
            <text:p>Day 30 LD normal food</text:p>
          </table:table-cell>
          <table:table-cell office:value-type="string" calcext:value-type="string">
            <text:p>30 LD anti ox food</text:p>
          </table:table-cell>
          <table:table-cell/>
          <table:table-cell table:style-name="Default"/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AO</text:p>
          </table:table-cell>
          <table:table-cell table:style-name="Default"/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AO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enotype</text:p>
          </table:table-cell>
          <table:table-cell table:number-columns-repeated="2" office:value-type="string" calcext:value-type="string">
            <text:p>sample number</text:p>
          </table:table-cell>
          <table:table-cell/>
          <table:table-cell table:style-name="ce4" office:value-type="string" calcext:value-type="string">
            <text:p>elav_ND42_day30</text:p>
          </table:table-cell>
          <table:table-cell office:value-type="float" office:value="14.9411764705882" calcext:value-type="float">
            <text:p>14.9411764705882</text:p>
          </table:table-cell>
          <table:table-cell office:value-type="float" office:value="10.8571428571429" calcext:value-type="float">
            <text:p>10.8571428571429</text:p>
          </table:table-cell>
          <table:table-cell table:style-name="ce4" office:value-type="string" calcext:value-type="string">
            <text:p>repo_ND42_day30</text:p>
          </table:table-cell>
          <table:table-cell office:value-type="float" office:value="6.25" calcext:value-type="float">
            <text:p>6.25</text:p>
          </table:table-cell>
          <table:table-cell office:value-type="float" office:value="4.78571428571429" calcext:value-type="float">
            <text:p>4.78571428571429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ND42-RNAi <text:s text:c="20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elav_kl-3_day30</text:p>
          </table:table-cell>
          <table:table-cell office:value-type="float" office:value="7.5" calcext:value-type="float">
            <text:p>7.5</text:p>
          </table:table-cell>
          <table:table-cell office:value-type="float" office:value="7.28571428571429" calcext:value-type="float">
            <text:p>7.28571428571429</text:p>
          </table:table-cell>
          <table:table-cell table:style-name="ce4" office:value-type="string" calcext:value-type="string">
            <text:p><text:span text:style-name="T3">repo</text:span>_kl-3_day30</text:p>
          </table:table-cell>
          <table:table-cell office:value-type="float" office:value="4.8" calcext:value-type="float">
            <text:p>4.8</text:p>
          </table:table-cell>
          <table:table-cell office:value-type="float" office:value="7.5625" calcext:value-type="float">
            <text:p>7.5625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4" office:value-type="string" calcext:value-type="string">
            <text:p>elav_G6Pdh_TRIP_day30</text:p>
          </table:table-cell>
          <table:table-cell office:value-type="float" office:value="13.8666666666667" calcext:value-type="float">
            <text:p>13.8666666666667</text:p>
          </table:table-cell>
          <table:table-cell office:value-type="float" office:value="10.6470588235294" calcext:value-type="float">
            <text:p>10.6470588235294</text:p>
          </table:table-cell>
          <table:table-cell table:style-name="ce4" office:value-type="string" calcext:value-type="string">
            <text:p><text:span text:style-name="T3">repo</text:span>_G6Pdh_TRIP_day30</text:p>
          </table:table-cell>
          <table:table-cell office:value-type="float" office:value="7.73333333333333" calcext:value-type="float">
            <text:p>7.73333333333333</text:p>
          </table:table-cell>
          <table:table-cell office:value-type="float" office:value="7.0625" calcext:value-type="float">
            <text:p>7.0625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formula="of:=AVERAGE([$Sheet3.C10:$Sheet3.C18];[$Sheet3.K55:$Sheet3.K63])" office:value-type="float" office:value="14.9411764705882" calcext:value-type="float">
            <text:p>14.9411764705882</text:p>
          </table:table-cell>
          <table:table-cell table:formula="of:=AVERAGE([$Sheet3.C1:$Sheet3.C9];[$Sheet3.K8:$Sheet3.K15])" office:value-type="float" office:value="10.8571428571429" calcext:value-type="float">
            <text:p>10.8571428571429</text:p>
          </table:table-cell>
          <table:table-cell/>
          <table:table-cell table:style-name="ce4" office:value-type="string" calcext:value-type="string">
            <text:p>elav_6-Pgd-TRIP_day30</text:p>
          </table:table-cell>
          <table:table-cell office:value-type="float" office:value="21.2307692307692" calcext:value-type="float">
            <text:p>21.2307692307692</text:p>
          </table:table-cell>
          <table:table-cell office:value-type="float" office:value="10.4" calcext:value-type="float">
            <text:p>10.4</text:p>
          </table:table-cell>
          <table:table-cell table:style-name="ce4" office:value-type="string" calcext:value-type="string">
            <text:p><text:span text:style-name="T3">repo</text:span>_6-Pgd-TRIP_day30</text:p>
          </table:table-cell>
          <table:table-cell office:value-type="float" office:value="13.8125" calcext:value-type="float">
            <text:p>13.8125</text:p>
          </table:table-cell>
          <table:table-cell office:value-type="float" office:value="9.63636363636364" calcext:value-type="float">
            <text:p>9.63636363636364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TDEV([$Sheet3.C10:$Sheet3.C18];[$Sheet3.K55:$Sheet3.K63])/SQRT(COUNT([$Sheet3.C10:$Sheet3.C18];[$Sheet3.K55:$Sheet3.K63]))" office:value-type="float" office:value="1.81389771307392" calcext:value-type="float">
            <text:p>1.81389771307392</text:p>
          </table:table-cell>
          <table:table-cell table:formula="of:=STDEV([$Sheet3.C1:$Sheet3.C9];[$Sheet3.K8:$Sheet3.K15])/SQRT(COUNT([$Sheet3.C1:$Sheet3.C9];[$Sheet3.K8:$Sheet3.K15]))" office:value-type="float" office:value="1.85121624070737" calcext:value-type="float">
            <text:p>1.85121624070737</text:p>
          </table:table-cell>
          <table:table-cell/>
          <table:table-cell office:value-type="string" calcext:value-type="string">
            <text:p>standard error</text:p>
          </table:table-cell>
          <table:table-cell office:value-type="float" office:value="1.81389771307392" calcext:value-type="float">
            <text:p>1.81389771307392</text:p>
          </table:table-cell>
          <table:table-cell office:value-type="float" office:value="1.85121624070737" calcext:value-type="float">
            <text:p>1.85121624070737</text:p>
          </table:table-cell>
          <table:table-cell office:value-type="string" calcext:value-type="string">
            <text:p>standard error</text:p>
          </table:table-cell>
          <table:table-cell office:value-type="float" office:value="0.68617296167463" calcext:value-type="float">
            <text:p>0.68617296167463</text:p>
          </table:table-cell>
          <table:table-cell office:value-type="float" office:value="0.704604724577113" calcext:value-type="float">
            <text:p>0.7046047245771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l-3 RNAi <text:s text:c="23"/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ndard error</text:p>
          </table:table-cell>
          <table:table-cell office:value-type="float" office:value="0.906326967174966" calcext:value-type="float">
            <text:p>0.906326967174966</text:p>
          </table:table-cell>
          <table:table-cell office:value-type="float" office:value="0.834875600581212" calcext:value-type="float">
            <text:p>0.834875600581212</text:p>
          </table:table-cell>
          <table:table-cell office:value-type="string" calcext:value-type="string">
            <text:p>standard error</text:p>
          </table:table-cell>
          <table:table-cell office:value-type="float" office:value="1.21837779216647" calcext:value-type="float">
            <text:p>1.21837779216647</text:p>
          </table:table-cell>
          <table:table-cell office:value-type="float" office:value="1.34774116580299" calcext:value-type="float">
            <text:p>1.347741165802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tandard error</text:p>
          </table:table-cell>
          <table:table-cell office:value-type="float" office:value="1.3376121819146" calcext:value-type="float">
            <text:p>1.3376121819146</text:p>
          </table:table-cell>
          <table:table-cell office:value-type="float" office:value="1.20642025305845" calcext:value-type="float">
            <text:p>1.20642025305845</text:p>
          </table:table-cell>
          <table:table-cell office:value-type="string" calcext:value-type="string">
            <text:p>standard error</text:p>
          </table:table-cell>
          <table:table-cell office:value-type="float" office:value="1.02104832527147" calcext:value-type="float">
            <text:p>1.02104832527147</text:p>
          </table:table-cell>
          <table:table-cell office:value-type="float" office:value="1.20923098841095" calcext:value-type="float">
            <text:p>1.2092309884109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ndard error</text:p>
          </table:table-cell>
          <table:table-cell office:value-type="float" office:value="3.25252140093049" calcext:value-type="float">
            <text:p>3.25252140093049</text:p>
          </table:table-cell>
          <table:table-cell office:value-type="float" office:value="1.39204086785474" calcext:value-type="float">
            <text:p>1.39204086785474</text:p>
          </table:table-cell>
          <table:table-cell office:value-type="string" calcext:value-type="string">
            <text:p>standard error</text:p>
          </table:table-cell>
          <table:table-cell office:value-type="float" office:value="1.42658902631417" calcext:value-type="float">
            <text:p>1.42658902631417</text:p>
          </table:table-cell>
          <table:table-cell office:value-type="float" office:value="0.956059405464357" calcext:value-type="float">
            <text:p>0.956059405464357</text:p>
          </table:table-cell>
          <table:table-cell table:number-columns-repeated="1012"/>
        </table:table-row>
        <table:table-row table:style-name="ro1">
          <table:table-cell/>
          <table:table-cell table:formula="of:=AVERAGE([$Sheet3.C65:$Sheet3.C72];[$Sheet3.K50:$Sheet3.K54];[$Sheet3.O15:$Sheet3.O17])" office:value-type="float" office:value="7.5" calcext:value-type="float">
            <text:p>7.5</text:p>
          </table:table-cell>
          <table:table-cell table:formula="of:=AVERAGE([$Sheet3.C56:$Sheet3.C64];[$Sheet3.G58:$Sheet3.G60];[$Sheet3.O11:$Sheet3.O14])" office:value-type="float" office:value="7.28571428571429" calcext:value-type="float">
            <text:p>7.28571428571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TDEV([$Sheet3.C65:$Sheet3.C72];[$Sheet3.K50:$Sheet3.K54];[$Sheet3.O15:$Sheet3.O17])/SQRT(COUNT([$Sheet3.C65:$Sheet3.C72];[$Sheet3.K50:$Sheet3.K54];[$Sheet3.O15:$Sheet3.O17]))" office:value-type="float" office:value="0.906326967174966" calcext:value-type="float">
            <text:p>0.906326967174966</text:p>
          </table:table-cell>
          <table:table-cell table:formula="of:=STDEV([$Sheet3.C56:$Sheet3.C64];[$Sheet3.G58:$Sheet3.G60];[$Sheet3.O11:$Sheet3.O14])/SQRT(COUNT([$Sheet3.C56:$Sheet3.C64];[$Sheet3.G58:$Sheet3.G60];[$Sheet3.O11:$Sheet3.O14]))" office:value-type="float" office:value="0.834875600581212" calcext:value-type="float">
            <text:p>0.834875600581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Pdh-TRIP <text:s text:c="12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table:formula="of:=AVERAGE([$Sheet3.C46:$Sheet3.C55];[$Sheet3.K37:$Sheet3.K42])" office:value-type="float" office:value="13.8666666666667" calcext:value-type="float">
            <text:p>13.8666666666667</text:p>
          </table:table-cell>
          <table:table-cell table:formula="of:=AVERAGE([$Sheet3.C36:$Sheet3.C45];[$Sheet3.G51:$Sheet3.G57])" office:value-type="float" office:value="10.6470588235294" calcext:value-type="float">
            <text:p>10.6470588235294</text:p>
          </table:table-cell>
          <table:table-cell table:number-columns-repeated="1019"/>
        </table:table-row>
        <table:table-row table:style-name="ro1">
          <table:table-cell/>
          <table:table-cell table:formula="of:=STDEV([$Sheet3.C46:$Sheet3.C55];[$Sheet3.K37:$Sheet3.K42])/SQRT(COUNT([$Sheet3.C46:$Sheet3.C55];[$Sheet3.K37:$Sheet3.K42]))" office:value-type="float" office:value="1.3376121819146" calcext:value-type="float">
            <text:p>1.3376121819146</text:p>
          </table:table-cell>
          <table:table-cell table:formula="of:=STDEV([$Sheet3.C36:$Sheet3.C45];[$Sheet3.G51:$Sheet3.G57])/SQRT(COUNT([$Sheet3.C36:$Sheet3.C45];[$Sheet3.G51:$Sheet3.G57]))" office:value-type="float" office:value="1.20642025305845" calcext:value-type="float">
            <text:p>1.206420253058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ndard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-Pgd-TRIP <text:s text:c="18"/>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table:formula="of:=AVERAGE([$Sheet3.G8:$Sheet3.G13];[$Sheet3.G61:$Sheet3.G65];[$Sheet3.O18:$Sheet3.O21])" office:value-type="float" office:value="21.2307692307692" calcext:value-type="float">
            <text:p>21.2307692307692</text:p>
          </table:table-cell>
          <table:table-cell table:formula="of:=AVERAGE([$Sheet3.G1:$Sheet3.G7];[$Sheet3.K16:$Sheet3.K18])" office:value-type="float" office:value="10.4" calcext:value-type="float">
            <text:p>10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TDEV([$Sheet3.G8:$Sheet3.G13];[$Sheet3.G61:$Sheet3.G65];[$Sheet3.O18:$Sheet3.O21])/SQRT(COUNT([$Sheet3.G8:$Sheet3.G13];[$Sheet3.G61:$Sheet3.G65];[$Sheet3.O18:$Sheet3.O21]))" office:value-type="float" office:value="3.25252140093049" calcext:value-type="float">
            <text:p>3.25252140093049</text:p>
          </table:table-cell>
          <table:table-cell table:formula="of:=STDEV([$Sheet3.G1:$Sheet3.G7];[$Sheet3.K16:$Sheet3.K18])/SQRT(COUNT([$Sheet3.G1:$Sheet3.G7];[$Sheet3.K16:$Sheet3.K18]))" office:value-type="float" office:value="1.39204086785474" calcext:value-type="float">
            <text:p>1.39204086785474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db repo, tub Gal80 ts</text:p>
          </table:table-cell>
          <table:table-cell office:value-type="string" calcext:value-type="string">
            <text:p>Day 30 LD normal food</text:p>
          </table:table-cell>
          <table:table-cell office:value-type="string" calcext:value-type="string">
            <text:p>30 LD anti ox f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otype</text:p>
          </table:table-cell>
          <table:table-cell table:number-columns-repeated="2" office:value-type="string" calcext:value-type="string">
            <text:p>sample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42-RNAi <text:s text:c="20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table-cell table:formula="of:=AVERAGE([$Sheet3.C25:$Sheet3.C35];[$Sheet3.O4:$Sheet3.O10])" office:value-type="float" office:value="6.25" calcext:value-type="float">
            <text:p>6.25</text:p>
          </table:table-cell>
          <table:table-cell table:formula="of:=AVERAGE([$Sheet3.C19:$Sheet3.C24];[$Sheet3.K19:$Sheet3.K28])" office:value-type="float" office:value="4.78571428571429" calcext:value-type="float">
            <text:p>4.78571428571429</text:p>
          </table:table-cell>
          <table:table-cell table:number-columns-repeated="1019"/>
        </table:table-row>
        <table:table-row table:style-name="ro1">
          <table:table-cell/>
          <table:table-cell table:formula="of:=STDEV([$Sheet3.C25:$Sheet3.C35];[$Sheet3.O4:$Sheet3.O10])/SQRT(COUNT([$Sheet3.C25:$Sheet3.C35];[$Sheet3.O4:$Sheet3.O10]))" office:value-type="float" office:value="0.68617296167463" calcext:value-type="float">
            <text:p>0.68617296167463</text:p>
          </table:table-cell>
          <table:table-cell table:formula="of:=STDEV([$Sheet3.C19:$Sheet3.C24];[$Sheet3.K19:$Sheet3.K28])/SQRT(COUNT([$Sheet3.C19:$Sheet3.C24];[$Sheet3.K19:$Sheet3.K28]))" office:value-type="float" office:value="0.704604724577113" calcext:value-type="float">
            <text:p>0.704604724577113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l-3 RNAi <text:s text:c="23"/>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/>
          <table:table-cell table:formula="of:=AVERAGE([$Sheet3.C83:$Sheet3.C86];[$Sheet3.O1:$Sheet3.O3];[$Sheet3.O26:$Sheet3.O29])" office:value-type="float" office:value="4.8" calcext:value-type="float">
            <text:p>4.8</text:p>
          </table:table-cell>
          <table:table-cell table:formula="of:=AVERAGE([$Sheet3.C73:$Sheet3.C82];[$Sheet3.K1:$Sheet3.K4];[$Sheet3.O22:$Sheet3.O25])" office:value-type="float" office:value="7.5625" calcext:value-type="float">
            <text:p>7.5625</text:p>
          </table:table-cell>
          <table:table-cell table:number-columns-repeated="1019"/>
        </table:table-row>
        <table:table-row table:style-name="ro1">
          <table:table-cell/>
          <table:table-cell table:formula="of:=STDEV([$Sheet3.C83:$Sheet3.C86];[$Sheet3.O1:$Sheet3.O3];[$Sheet3.O26:$Sheet3.O29])/SQRT(COUNT([$Sheet3.C83:$Sheet3.C86];[$Sheet3.O1:$Sheet3.O3];[$Sheet3.O26:$Sheet3.O29]))" office:value-type="float" office:value="1.21837779216647" calcext:value-type="float">
            <text:p>1.21837779216647</text:p>
          </table:table-cell>
          <table:table-cell table:formula="of:=STDEV([$Sheet3.C73:$Sheet3.C82];[$Sheet3.K1:$Sheet3.K4];[$Sheet3.O22:$Sheet3.O25])/SQRT(COUNT([$Sheet3.C73:$Sheet3.C82];[$Sheet3.K1:$Sheet3.K4];[$Sheet3.O22:$Sheet3.O25]))" office:value-type="float" office:value="1.34774116580299" calcext:value-type="float">
            <text:p>1.34774116580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Pdh-TRIP <text:s text:c="12"/>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table:formula="of:=AVERAGE([$Sheet3.G25:$Sheet3.G33];[$Sheet3.K43:$Sheet3.K49])" office:value-type="float" office:value="7.73333333333333" calcext:value-type="float">
            <text:p>7.73333333333333</text:p>
          </table:table-cell>
          <table:table-cell table:formula="of:=AVERAGE([$Sheet3.G14:$Sheet3.G24];[$Sheet3.G66:$Sheet3.G71])" office:value-type="float" office:value="7.0625" calcext:value-type="float">
            <text:p>7.0625</text:p>
          </table:table-cell>
          <table:table-cell table:number-columns-repeated="1019"/>
        </table:table-row>
        <table:table-row table:style-name="ro1">
          <table:table-cell/>
          <table:table-cell table:formula="of:=STDEV([$Sheet3.G25:$Sheet3.G33];[$Sheet3.K43:$Sheet3.K49])/SQRT(COUNT([$Sheet3.G25:$Sheet3.G33];[$Sheet3.K43:$Sheet3.K49]))" office:value-type="float" office:value="1.02104832527147" calcext:value-type="float">
            <text:p>1.02104832527147</text:p>
          </table:table-cell>
          <table:table-cell table:formula="of:=STDEV([$Sheet3.G14:$Sheet3.G24];[$Sheet3.G66:$Sheet3.G71])/SQRT(COUNT([$Sheet3.G14:$Sheet3.G24];[$Sheet3.G66:$Sheet3.G71]))" office:value-type="float" office:value="1.20923098841095" calcext:value-type="float">
            <text:p>1.20923098841095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6-Pgd-TRIP <text:s text:c="18"/>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/>
          <table:table-cell table:formula="of:=AVERAGE([$Sheet3.G41:$Sheet3.G50];[$Sheet3.K29:$Sheet3.K36])" office:value-type="float" office:value="13.8125" calcext:value-type="float">
            <text:p>13.8125</text:p>
          </table:table-cell>
          <table:table-cell table:formula="of:=AVERAGE([$Sheet3.G34:$Sheet3.G40];[$Sheet3.K5:$Sheet3.K7];[$Sheet3.O30:$Sheet3.O31])" office:value-type="float" office:value="9.63636363636364" calcext:value-type="float">
            <text:p>9.63636363636364</text:p>
          </table:table-cell>
          <table:table-cell table:number-columns-repeated="1019"/>
        </table:table-row>
        <table:table-row table:style-name="ro1">
          <table:table-cell/>
          <table:table-cell table:formula="of:=STDEV([$Sheet3.G41:$Sheet3.G50];[$Sheet3.K29:$Sheet3.K36])/SQRT(COUNT([$Sheet3.G31:$Sheet3.G39];[$Sheet3.K49:$Sheet3.K55]))" office:value-type="float" office:value="1.42658902631417" calcext:value-type="float">
            <text:p>1.42658902631417</text:p>
          </table:table-cell>
          <table:table-cell table:formula="of:=STDEV([$Sheet3.G34:$Sheet3.G40];[$Sheet3.K5:$Sheet3.K7];[$Sheet3.O30:$Sheet3.O31])/SQRT(COUNT([$Sheet3.G34:$Sheet3.G40];[$Sheet3.K5:$Sheet3.K7];[$Sheet3.O30:$Sheet3.O31]))" office:value-type="float" office:value="0.956059405464357" calcext:value-type="float">
            <text:p>0.956059405464357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nova elav 30 AO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holes normal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holes AO</text:p>
          </table:table-cell>
          <table:table-cell office:value-type="string" calcext:value-type="string">
            <text:p>genotyp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D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D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D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D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D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D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D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D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D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D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D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D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D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D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D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l-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l-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-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l-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-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l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l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l-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l-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l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l-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l-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l-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-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6TRI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6TRI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6TR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6TR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6TRI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6TR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6TR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6TRI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6TR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6TRI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6TR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6TRI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6TR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6TRI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6TRI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gdTR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gdTR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gdTR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gdTRI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gdTRI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PgdTR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PgdTRIP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PgdTRIP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PgdTRIP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PgdTRIP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gdTRIP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gdTRIP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gdTRIP</text:p>
          </table:table-cell>
          <table:table-cell table:number-columns-repeated="2"/>
        </table:table-row>
      </table:table>
      <table:table table:name="anova repo 30 AO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holesnormal</text:p>
          </table:table-cell>
          <table:table-cell office:value-type="string" calcext:value-type="string">
            <text:p>genotypenormal</text:p>
          </table:table-cell>
          <table:table-cell office:value-type="string" calcext:value-type="string">
            <text:p>holesAO</text:p>
          </table:table-cell>
          <table:table-cell office:value-type="string" calcext:value-type="string">
            <text:p>genotypeA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D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D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D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D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D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D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D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D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D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l-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l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l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l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l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-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l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l-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6TR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6TRI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6TRI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6TRI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l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6TR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6TR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6TR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6TR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6TR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6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6TR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6TR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6TR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6TRI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6TRI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gdTR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gdTRI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gdTR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gdTRI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gdTRI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6TRI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gdTRI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gdTRI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gdTRI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gdTR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gdTR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gdTRI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gdTRI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gdTR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gdTR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gdTRI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gdTRI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gdTRI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gdTR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 style:data-style-name="N2" text:time-value="10:31:50.984784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3:01:54.424027719</meta:creation-date>
    <dc:date>2022-10-02T10:32:07.708260764</dc:date>
    <meta:editing-duration>PT7H11M46S</meta:editing-duration>
    <meta:editing-cycles>56</meta:editing-cycles>
    <meta:generator>LibreOffice/6.4.7.2$Linux_X86_64 LibreOffice_project/40$Build-2</meta:generator>
    <meta:document-statistic meta:table-count="7" meta:cell-count="154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ummary1.F6:summary1.F9" chart:error-lower-range="summary1.F6:summary1.F9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ummary1.F6:summary1.F9" chart:error-lower-range="summary1.F6:summary1.F9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error-category="cell-range" chart:error-upper-range="summary1.G6:summary1.G9" chart:error-lower-range="summary1.G6:summary1.G9"/>
      <style:graphic-properties draw:stroke="none" draw:fill-color="#ffa6a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1.G6:summary1.G9" chart:error-lower-range="summary1.G6:summary1.G9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1.I6:summary1.I9" chart:error-lower-range="summary1.I6:summary1.I9"/>
      <style:graphic-properties draw:stroke="none" draw:fill-color="#00a93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1.I6:summary1.I9" chart:error-lower-range="summary1.I6:summary1.I9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1.J6:summary1.J9" chart:error-lower-range="summary1.J6:summary1.J9"/>
      <style:graphic-properties draw:stroke="none" draw:fill-color="#afd095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1.J6:summary1.J9" chart:error-lower-range="summary1.J6:summary1.J9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2cm" svg:height="9.007cm" xlink:href=".." xlink:type="simple" chart:class="chart:bar" chart:style-name="ch1">
        <chart:legend chart:legend-position="end" svg:x="14.225cm" svg:y="3.457cm" style:legend-expansion="high" chart:style-name="ch2"/>
        <chart:plot-area chart:style-name="ch3" table:cell-range-address="summary1.F1:summary1.G5 summary1.I1:summary1.J5" chart:data-source-has-labels="row" svg:x="1.331cm" svg:y="0.18cm" svg:width="12.574cm" svg:height="8.647cm">
          <chartooo:coordinate-region svg:x="1.952cm" svg:y="0.379cm" svg:width="11.953cm" svg:height="8.249cm"/>
          <chart:axis chart:dimension="x" chart:name="primary-x" chart:style-name="ch4"/>
          <chart:axis chart:dimension="y" chart:name="primary-y" chart:style-name="ch5">
            <chart:title svg:x="0.451cm" svg:y="5.751cm" chart:style-name="ch6">
              <text:p>Number of holes</text:p>
            </chart:title>
            <chart:grid chart:style-name="ch7" chart:class="major"/>
          </chart:axis>
          <chart:series chart:style-name="ch8" chart:values-cell-range-address="summary1.F2:summary1.F5" chart:label-cell-address="summary1.F1:summary1.F1" chart:class="chart:bar">
            <chart:error-indicator chart:style-name="ch9" chart:dimension="y"/>
            <chart:data-point chart:style-name="ch10" chart:repeated="4"/>
          </chart:series>
          <chart:series chart:style-name="ch11" chart:values-cell-range-address="summary1.G2:summary1.G5" chart:label-cell-address="summary1.G1:summary1.G1" chart:class="chart:bar">
            <chart:error-indicator chart:style-name="ch12" chart:dimension="y"/>
            <chart:data-point chart:repeated="4"/>
          </chart:series>
          <chart:series chart:style-name="ch13" chart:values-cell-range-address="summary1.I2:summary1.I5" chart:label-cell-address="summary1.I1:summary1.I1" chart:class="chart:bar">
            <chart:error-indicator chart:style-name="ch14" chart:dimension="y"/>
            <chart:data-point chart:repeated="4"/>
          </chart:series>
          <chart:series chart:style-name="ch15" chart:values-cell-range-address="summary1.J2:summary1.J5" chart:label-cell-address="summary1.J1:summary1.J1" chart:class="chart:bar">
            <chart:error-indicator chart:style-name="ch16" chart:dimension="y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ummary1.F1:summary1.F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AO</text:p>
                <draw:g>
                  <svg:desc>summary1.G1:summary1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normal</text:p>
                <draw:g>
                  <svg:desc>summary1.I1:summary1.I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AO</text:p>
                <draw:g>
                  <svg:desc>summary1.J1:summary1.J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9411764705882">
                <text:p>14.9411764705882</text:p>
                <draw:g>
                  <svg:desc>summary1.F2:summary1.F5</svg:desc>
                </draw:g>
              </table:table-cell>
              <table:table-cell office:value-type="float" office:value="1.81389771307392">
                <text:p>1.81389771307392</text:p>
                <draw:g>
                  <svg:desc>summary1.F6:summary1.F9</svg:desc>
                </draw:g>
              </table:table-cell>
              <table:table-cell office:value-type="float" office:value="1.81389771307392">
                <text:p>1.81389771307392</text:p>
                <draw:g>
                  <svg:desc>summary1.F6:summary1.F9</svg:desc>
                </draw:g>
              </table:table-cell>
              <table:table-cell office:value-type="float" office:value="10.8571428571429">
                <text:p>10.8571428571429</text:p>
                <draw:g>
                  <svg:desc>summary1.G2:summary1.G5</svg:desc>
                </draw:g>
              </table:table-cell>
              <table:table-cell office:value-type="float" office:value="1.85121624070737">
                <text:p>1.85121624070737</text:p>
                <draw:g>
                  <svg:desc>summary1.G6:summary1.G9</svg:desc>
                </draw:g>
              </table:table-cell>
              <table:table-cell office:value-type="float" office:value="1.85121624070737">
                <text:p>1.85121624070737</text:p>
                <draw:g>
                  <svg:desc>summary1.G6:summary1.G9</svg:desc>
                </draw:g>
              </table:table-cell>
              <table:table-cell office:value-type="float" office:value="6.25">
                <text:p>6.25</text:p>
                <draw:g>
                  <svg:desc>summary1.I2:summary1.I5</svg:desc>
                </draw:g>
              </table:table-cell>
              <table:table-cell office:value-type="float" office:value="0.68617296167463">
                <text:p>0.68617296167463</text:p>
                <draw:g>
                  <svg:desc>summary1.I6:summary1.I9</svg:desc>
                </draw:g>
              </table:table-cell>
              <table:table-cell office:value-type="float" office:value="0.68617296167463">
                <text:p>0.68617296167463</text:p>
                <draw:g>
                  <svg:desc>summary1.I6:summary1.I9</svg:desc>
                </draw:g>
              </table:table-cell>
              <table:table-cell office:value-type="float" office:value="4.78571428571429">
                <text:p>4.78571428571429</text:p>
                <draw:g>
                  <svg:desc>summary1.J2:summary1.J5</svg:desc>
                </draw:g>
              </table:table-cell>
              <table:table-cell office:value-type="float" office:value="0.704604724577113">
                <text:p>0.704604724577113</text:p>
                <draw:g>
                  <svg:desc>summary1.J6:summary1.J9</svg:desc>
                </draw:g>
              </table:table-cell>
              <table:table-cell office:value-type="float" office:value="0.704604724577113">
                <text:p>0.704604724577113</text:p>
                <draw:g>
                  <svg:desc>summary1.J6:summary1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0.906326967174966">
                <text:p>0.906326967174966</text:p>
              </table:table-cell>
              <table:table-cell office:value-type="float" office:value="0.906326967174966">
                <text:p>0.906326967174966</text:p>
              </table:table-cell>
              <table:table-cell office:value-type="float" office:value="7.28571428571429">
                <text:p>7.28571428571429</text:p>
              </table:table-cell>
              <table:table-cell office:value-type="float" office:value="0.834875600581212">
                <text:p>0.834875600581212</text:p>
              </table:table-cell>
              <table:table-cell office:value-type="float" office:value="0.834875600581212">
                <text:p>0.834875600581212</text:p>
              </table:table-cell>
              <table:table-cell office:value-type="float" office:value="4.8">
                <text:p>4.8</text:p>
              </table:table-cell>
              <table:table-cell office:value-type="float" office:value="1.21837779216647">
                <text:p>1.21837779216647</text:p>
              </table:table-cell>
              <table:table-cell office:value-type="float" office:value="1.21837779216647">
                <text:p>1.21837779216647</text:p>
              </table:table-cell>
              <table:table-cell office:value-type="float" office:value="7.5625">
                <text:p>7.5625</text:p>
              </table:table-cell>
              <table:table-cell office:value-type="float" office:value="1.34774116580299">
                <text:p>1.34774116580299</text:p>
              </table:table-cell>
              <table:table-cell office:value-type="float" office:value="1.34774116580299">
                <text:p>1.34774116580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8666666666667">
                <text:p>13.8666666666667</text:p>
              </table:table-cell>
              <table:table-cell office:value-type="float" office:value="1.3376121819146">
                <text:p>1.3376121819146</text:p>
              </table:table-cell>
              <table:table-cell office:value-type="float" office:value="1.3376121819146">
                <text:p>1.3376121819146</text:p>
              </table:table-cell>
              <table:table-cell office:value-type="float" office:value="10.6470588235294">
                <text:p>10.6470588235294</text:p>
              </table:table-cell>
              <table:table-cell office:value-type="float" office:value="1.20642025305845">
                <text:p>1.20642025305845</text:p>
              </table:table-cell>
              <table:table-cell office:value-type="float" office:value="1.20642025305845">
                <text:p>1.20642025305845</text:p>
              </table:table-cell>
              <table:table-cell office:value-type="float" office:value="7.73333333333333">
                <text:p>7.73333333333333</text:p>
              </table:table-cell>
              <table:table-cell office:value-type="float" office:value="1.02104832527147">
                <text:p>1.02104832527147</text:p>
              </table:table-cell>
              <table:table-cell office:value-type="float" office:value="1.02104832527147">
                <text:p>1.02104832527147</text:p>
              </table:table-cell>
              <table:table-cell office:value-type="float" office:value="7.0625">
                <text:p>7.0625</text:p>
              </table:table-cell>
              <table:table-cell office:value-type="float" office:value="1.20923098841095">
                <text:p>1.20923098841095</text:p>
              </table:table-cell>
              <table:table-cell office:value-type="float" office:value="1.20923098841095">
                <text:p>1.20923098841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307692307692">
                <text:p>21.2307692307692</text:p>
              </table:table-cell>
              <table:table-cell office:value-type="float" office:value="3.25252140093049">
                <text:p>3.25252140093049</text:p>
              </table:table-cell>
              <table:table-cell office:value-type="float" office:value="3.25252140093049">
                <text:p>3.25252140093049</text:p>
              </table:table-cell>
              <table:table-cell office:value-type="float" office:value="10.4">
                <text:p>10.4</text:p>
              </table:table-cell>
              <table:table-cell office:value-type="float" office:value="1.39204086785474">
                <text:p>1.39204086785474</text:p>
              </table:table-cell>
              <table:table-cell office:value-type="float" office:value="1.39204086785474">
                <text:p>1.39204086785474</text:p>
              </table:table-cell>
              <table:table-cell office:value-type="float" office:value="13.8125">
                <text:p>13.8125</text:p>
              </table:table-cell>
              <table:table-cell office:value-type="float" office:value="1.42658902631417">
                <text:p>1.42658902631417</text:p>
              </table:table-cell>
              <table:table-cell office:value-type="float" office:value="1.42658902631417">
                <text:p>1.42658902631417</text:p>
              </table:table-cell>
              <table:table-cell office:value-type="float" office:value="9.63636363636364">
                <text:p>9.63636363636364</text:p>
              </table:table-cell>
              <table:table-cell office:value-type="float" office:value="0.956059405464357">
                <text:p>0.956059405464357</text:p>
              </table:table-cell>
              <table:table-cell office:value-type="float" office:value="0.956059405464357">
                <text:p>0.956059405464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error-category="cell-range" chart:error-upper-range="'anova elav 30 AO'.F7:'anova elav 30 AO'.F9" chart:error-lower-range="'anova elav 30 AO'.F7:'anova elav 30 AO'.F9"/>
      <style:graphic-properties draw:stroke="none" draw:fill-color="#ff0000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anova elav 30 AO'.F7:'anova elav 30 AO'.F9" chart:error-lower-range="'anova elav 30 AO'.F7:'anova elav 30 AO'.F9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'anova elav 30 AO'.G7:'anova elav 30 AO'.G9" chart:error-lower-range="'anova elav 30 AO'.G7:'anova elav 30 AO'.G9"/>
      <style:graphic-properties draw:stroke="none" draw:fill-color="#ffa6a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anova elav 30 AO'.G7:'anova elav 30 AO'.G9" chart:error-lower-range="'anova elav 30 AO'.G7:'anova elav 30 AO'.G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2cm" xlink:href=".." xlink:type="simple" chart:class="chart:bar" chart:style-name="ch1">
        <chart:legend chart:legend-position="end" svg:x="13.708cm" svg:y="3.953cm" style:legend-expansion="high" chart:style-name="ch2"/>
        <chart:plot-area chart:style-name="ch3" table:cell-range-address="'anova elav 30 AO'.F1:'anova elav 30 AO'.G1 'anova elav 30 AO'.F3:'anova elav 30 AO'.G5" chart:data-source-has-labels="row" svg:x="0.319cm" svg:y="0.18cm" svg:width="13.07cm" svg:height="8.642cm">
          <chartooo:coordinate-region svg:x="0.94cm" svg:y="0.379cm" svg:width="12.449cm" svg:height="8.244cm"/>
          <chart:axis chart:dimension="x" chart:name="primary-x" chart:style-name="ch4"/>
          <chart:axis chart:dimension="y" chart:name="primary-y" chart:style-name="ch5"/>
          <chart:series chart:style-name="ch6" chart:values-cell-range-address="'anova elav 30 AO'.F3:'anova elav 30 AO'.F5" chart:label-cell-address="'anova elav 30 AO'.F1:'anova elav 30 AO'.F1" chart:class="chart:bar">
            <chart:error-indicator chart:style-name="ch7" chart:dimension="y"/>
            <chart:data-point chart:repeated="3"/>
          </chart:series>
          <chart:series chart:style-name="ch8" chart:values-cell-range-address="'anova elav 30 AO'.G3:'anova elav 30 AO'.G5" chart:label-cell-address="'anova elav 30 AO'.G1:'anova elav 30 AO'.G1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ova elav 30 AO'.F1:'anova elav 30 AO'.F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/>
                <draw:g>
                  <svg:desc>'anova elav 30 AO'.G1:'anova elav 30 AO'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anova elav 30 AO'.F3:'anova elav 30 AO'.F5</svg:desc>
                </draw:g>
              </table:table-cell>
              <table:table-cell office:value-type="float" office:value="NaN">
                <text:p>NaN</text:p>
                <draw:g>
                  <svg:desc>'anova elav 30 AO'.F7:'anova elav 30 AO'.F9</svg:desc>
                </draw:g>
              </table:table-cell>
              <table:table-cell office:value-type="float" office:value="NaN">
                <text:p>NaN</text:p>
                <draw:g>
                  <svg:desc>'anova elav 30 AO'.F7:'anova elav 30 AO'.F9</svg:desc>
                </draw:g>
              </table:table-cell>
              <table:table-cell office:value-type="float" office:value="NaN">
                <text:p>NaN</text:p>
                <draw:g>
                  <svg:desc>'anova elav 30 AO'.G3:'anova elav 30 AO'.G5</svg:desc>
                </draw:g>
              </table:table-cell>
              <table:table-cell office:value-type="float" office:value="NaN">
                <text:p>NaN</text:p>
                <draw:g>
                  <svg:desc>'anova elav 30 AO'.G7:'anova elav 30 AO'.G9</svg:desc>
                </draw:g>
              </table:table-cell>
              <table:table-cell office:value-type="float" office:value="NaN">
                <text:p>NaN</text:p>
                <draw:g>
                  <svg:desc>'anova elav 30 AO'.G7:'anova elav 30 AO'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